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D" style:family="table-column">
      <style:table-column-properties style:column-width="2.508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9237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ce2ad" officeooo:paragraph-rsid="001ce2a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b0eeb" officeooo:paragraph-rsid="001b0ee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3273f" officeooo:paragraph-rsid="0023273f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23c5" officeooo:paragraph-rsid="001e43c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02838" officeooo:paragraph-rsid="00202838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60167" officeooo:paragraph-rsid="00290524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b5eed" officeooo:paragraph-rsid="002b5ee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d34c1" officeooo:paragraph-rsid="002d34c1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d34c1" officeooo:paragraph-rsid="002d34c1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bc32d" officeooo:paragraph-rsid="001bc32d"/>
    </style:style>
    <style:style style:name="T1" style:family="text">
      <style:text-properties officeooo:rsid="0019237a"/>
    </style:style>
    <style:style style:name="T2" style:family="text">
      <style:text-properties fo:font-weight="bold" officeooo:rsid="0019237a" style:font-weight-asian="bold" style:font-weight-complex="bold"/>
    </style:style>
    <style:style style:name="T3" style:family="text">
      <style:text-properties officeooo:rsid="00248372"/>
    </style:style>
    <style:style style:name="T4" style:family="text">
      <style:text-properties officeooo:rsid="0025ed7b"/>
    </style:style>
    <style:style style:name="T5" style:family="text">
      <style:text-properties officeooo:rsid="002ed95a"/>
    </style:style>
    <style:style style:name="T6" style:family="text">
      <style:text-properties officeooo:rsid="0029d02d"/>
    </style:style>
    <style:style style:name="T7" style:family="text">
      <style:text-properties officeooo:rsid="00272db7"/>
    </style:style>
    <style:style style:name="T8" style:family="text">
      <style:text-properties officeooo:rsid="00290524"/>
    </style:style>
    <style:style style:name="T9" style:family="text">
      <style:text-properties officeooo:rsid="002aa27b"/>
    </style:style>
    <style:style style:name="T10" style:family="text">
      <style:text-properties officeooo:rsid="002e0b72"/>
    </style:style>
    <style:style style:name="T11" style:family="text">
      <style:text-properties officeooo:rsid="002ed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rows-spanned="5" office:value-type="string">
            <text:p text:style-name="P3"><text:span text:style-name="T1">class </text:span><text:span text:style-name="T2">GlobalVars</text:span></text:p>
          </table:table-cell>
          <table:table-cell table:style-name="Table1.A1" table:number-columns-spanned="3" office:value-type="string">
            <text:p text:style-name="P4">Paramètre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cards</text:p>
          </table:table-cell>
          <table:table-cell table:style-name="Table1.A1" office:value-type="string">
            <text:p text:style-name="P6">Card[]</text:p>
          </table:table-cell>
          <table:table-cell table:style-name="Table1.A1" office:value-type="string">
            <text:p text:style-name="P7">A full list of all possible cards that is then referenced <text:span text:style-name="T3">as card ids </text:span><text:span text:style-name="T4">(to avoid repetition). </text:span><text:span text:style-name="T5">Initialized at the start of the program manually, using values according to https://boardgamegeek.com/thread/2731732/uno-flip-card-list</text:span>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8">main_side</text:p>
          </table:table-cell>
          <table:table-cell table:style-name="Table1.A4" office:value-type="string">
            <text:p text:style-name="P9">bool</text:p>
          </table:table-cell>
          <table:table-cell table:style-name="Table1.A4" office:value-type="string">
            <text:p text:style-name="P10">Represents if the current game is on the «<text:span text:style-name="T6">Light</text:span> Side» <text:span text:style-name="T7">(true) </text:span>of <text:span text:style-name="T7">the cards or </text:span><text:span text:style-name="T8">the </text:span>«<text:span text:style-name="T8">Dark</text:span> Side» <text:span text:style-name="T7">(</text:span><text:span text:style-name="T9">false)</text:span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11">last_played_wild_color</text:p>
          </table:table-cell>
          <table:table-cell table:style-name="Table1.A1" office:value-type="string">
            <text:p text:style-name="P11">Int</text:p>
          </table:table-cell>
          <table:table-cell table:style-name="Table1.A1" office:value-type="string">
            <text:p text:style-name="P12">Represents as an integer (1-4) the color of last played wild card.</text:p>
            <text:p text:style-name="P13">Used:</text:p>
            <text:p text:style-name="P13">- in card rendering to show when a player played a wild card to the stack</text:p>
            <text:p text:style-name="P13">- in <text:span text:style-name="T10">moving validation and bot rules to verify which color the next </text:span><text:span text:style-name="T11">played </text:span><text:span text:style-name="T10">card can be</text:span></text:p>
          </table:table-cell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3" office:value-type="string">
            <text:p text:style-name="P14">Announces special for the game Global Variables that are used almost everywhere and almost in every functio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date>2025-05-13T16:14:50.517157023</dc:date>
    <meta:editing-duration>PT8M57S</meta:editing-duration>
    <meta:editing-cycles>27</meta:editing-cycles>
    <meta:document-statistic meta:table-count="1" meta:image-count="0" meta:object-count="0" meta:page-count="1" meta:paragraph-count="20" meta:word-count="126" meta:character-count="776" meta:non-whitespace-character-count="670"/>
  </office:meta>
</office:document-meta>
</file>